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4e14" officeooo:paragraph-rsid="00084e14"/>
    </style:style>
    <style:style style:name="P2" style:family="paragraph" style:parent-style-name="Standard" style:list-style-name="L2">
      <style:text-properties officeooo:rsid="00084e14" officeooo:paragraph-rsid="00084e14"/>
    </style:style>
    <style:style style:name="P3" style:family="paragraph" style:parent-style-name="Standard">
      <style:text-properties officeooo:rsid="000af6a9" officeooo:paragraph-rsid="000af6a9"/>
    </style:style>
    <style:style style:name="P4" style:family="paragraph" style:parent-style-name="Standard">
      <style:text-properties officeooo:rsid="000b7df8" officeooo:paragraph-rsid="000b7df8"/>
    </style:style>
    <style:style style:name="P5" style:family="paragraph" style:parent-style-name="Standard" style:list-style-name="L3">
      <style:text-properties officeooo:rsid="000b7df8" officeooo:paragraph-rsid="000b7df8"/>
    </style:style>
    <style:style style:name="P6" style:family="paragraph" style:parent-style-name="Standard" style:list-style-name="L4">
      <style:text-properties officeooo:rsid="000b7df8" officeooo:paragraph-rsid="000b7df8"/>
    </style:style>
    <style:style style:name="T1" style:family="text">
      <style:text-properties officeooo:rsid="00097b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text:span text:style-name="T1">L</text:span>ectura de streams de bytes</text:p>
      <text:p text:style-name="P1"/>
      <text:p text:style-name="P1">Este tipo de flujos de entrada leen datos en bytes. Mediante el método read() sin argumentos se lee un único byte del flujo de datos. El valor del byte devuelto es un número comprendido entre 0 y 255. Cuando se alcanza el final del flujo el valor devuelto es el -1.</text:p>
      <text:p text:style-name="P1"/>
      <text:p text:style-name="P1">Al leer un flujo de entrada, comenzamos con el primer byte del flujo, por ejemplo con el primer byte de un archivo. No obstante, podemos ignorar bytes de un flujo mediante el método skip(), indicando como argumento el número de bytes que se quieren ignorar.</text:p>
      <text:p text:style-name="P1"/>
      <text:p text:style-name="P1">El método read() dispone de otra sobrecarga -read(byte[])- que permite leer más de un byte de una sola la vez. Para realizar esto tenemos que hacer lo siguiente:</text:p>
      <text:p text:style-name="P1"/>
      <text:list xml:id="list2958799130946150660" text:style-name="L2">
        <text:list-item>
          <text:p text:style-name="P2">Crear un array de bytes con el tamaño exacto de bytes que deseamos leer de una vez.</text:p>
        </text:list-item>
        <text:list-item>
          <text:p text:style-name="P2">Invocar al método read(byte[]) proporcionando como argumento el array de byte anterior. Con esto, obtendremos el array rellenado con bytes leídos del flujo.</text:p>
        </text:list-item>
      </text:list>
      <text:p text:style-name="P1"/>
      <text:h text:style-name="Heading_20_1" text:outline-level="1">Se pide:</text:h>
      <text:p text:style-name="P3"/>
      <text:p text:style-name="P3">Crear un programa que lea datos ID3 de un archivo MP3. Como MP3 es un conocido formato de archivos de música, suelen añadirse 128 bytes al final de cada archivo, conteniendo información sobre el título, el artista, el álbum y el año.</text:p>
      <text:p text:style-name="P3"/>
      <text:p text:style-name="P4">Hay que tener en cuenta que los 3 primeros bytes de los 128 bytes relativos a ID3 retornarán los números: 84, 65 y 71, cuyo valor ASCII es T,A y G (TAG), respectivamente. Si un archivo MP3 no contiene el TAG, entonces no dispone de información ID3.</text:p>
      <text:p text:style-name="P4"/>
      <text:p text:style-name="P4">Cómo proceder:</text:p>
      <text:p text:style-name="P4"/>
      <text:list xml:id="list281235690629561733" text:style-name="L3">
        <text:list-item>
          <text:p text:style-name="P5">Creamos un objeto File a partir del nombre del fichero MP3 con la canción. Este nombre se recibe como argumento desde el método main.</text:p>
        </text:list-item>
        <text:list-item>
          <text:p text:style-name="P5">Obtenemos la longitud de la canción.</text:p>
        </text:list-item>
        <text:list-item>
          <text:p text:style-name="P5">Creamos un FileInputStream a partir del File anterior.</text:p>
        </text:list-item>
        <text:list-item>
          <text:p text:style-name="P5">Nos situamos en el primero de los últimos 128 bytes.</text:p>
        </text:list-item>
        <text:list-item>
          <text:p text:style-name="P5">Creamos un array de bytes de 128 bytes que rellenamos desde el FileInputStream.</text:p>
        </text:list-item>
        <text:list-item>
          <text:p text:style-name="P5">Creamos un String a partir del array anterior.</text:p>
        </text:list-item>
        <text:list-item>
          <text:p text:style-name="P5">Comparamos los 3 primeros caracteres del String anterior con el texto “TAG”. Si se cumple la condición, podemos obtener la información ID3, teniendo en cuenta que:</text:p>
        </text:list-item>
      </text:list>
      <text:list xml:id="list7494630914299202787" text:style-name="L4">
        <text:list-item>
          <text:p text:style-name="P6">El título se obtiene haciendo el substring(3, 32) del String anterior</text:p>
        </text:list-item>
        <text:list-item>
          <text:p text:style-name="P6">El artista se obtiene haciendo el substring(33, 62) del String anterior</text:p>
        </text:list-item>
        <text:list-item>
          <text:p text:style-name="P6">El álbum se obtiene haciendo el substring(63, 91) del String anterior</text:p>
        </text:list-item>
        <text:list-item>
          <text:p text:style-name="P6">El año se obtiene haciendo el substring(93, 97) del String anterior</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5-02-03T20:44:00.488228622</meta:creation-date>
    <dc:date>2015-02-04T07:27:34.500706542</dc:date>
    <dc:creator>daniel </dc:creator>
    <meta:editing-duration>PT10H32M8S</meta:editing-duration>
    <meta:editing-cycles>2</meta:editing-cycles>
    <meta:generator>LibreOffice/4.2.7.2$Linux_x86 LibreOffice_project/420m0$Build-2</meta:generator>
    <meta:document-statistic meta:table-count="0" meta:image-count="0" meta:object-count="0" meta:page-count="1" meta:paragraph-count="21" meta:word-count="415" meta:character-count="2321" meta:non-whitespace-character-count="1940"/>
  </office:meta>
</office:document-meta>
</file>